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156057821586" calcext:value-type="float">
            <text:p>2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6220165025442" calcext:value-type="float">
            <text:p>4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5641893860884" calcext:value-type="float">
            <text:p>6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677149538882" calcext:value-type="float">
            <text:p>8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660076199099" calcext:value-type="float">
            <text:p>10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8637342411093" calcext:value-type="float">
            <text:p>12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9602492931298" calcext:value-type="float">
            <text:p>14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055426724255" calcext:value-type="float">
            <text:p>17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1492132209241" calcext:value-type="float">
            <text:p>19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244180267211" calcext:value-type="float">
            <text:p>21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3555186009034" calcext:value-type="float">
            <text:p>23.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4475460220128" calcext:value-type="float">
            <text:p>25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5417423630133" calcext:value-type="float">
            <text:p>27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6333223138935" calcext:value-type="float">
            <text:p>29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7287250012159" calcext:value-type="float">
            <text:p>31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822048340924" calcext:value-type="float">
            <text:p>33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.9141568182967" calcext:value-type="float">
            <text:p>35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.010490741115" calcext:value-type="float">
            <text:p>38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.1000731540843" calcext:value-type="float">
            <text:p>40.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.1976510263048" calcext:value-type="float">
            <text:p>42.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.2935127820819" calcext:value-type="float">
            <text:p>44.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.4111528368666" calcext:value-type="float">
            <text:p>46.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.5036281500943" calcext:value-type="float">
            <text:p>48.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5930219222791" calcext:value-type="float">
            <text:p>50.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.6867248029448" calcext:value-type="float">
            <text:p>52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820922541432" calcext:value-type="float">
            <text:p>54.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.8724766182713" calcext:value-type="float">
            <text:p>56.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.9641864253208" calcext:value-type="float">
            <text:p>58.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.0588334621861" calcext:value-type="float">
            <text:p>61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.1478940299712" calcext:value-type="float">
            <text:p>63.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.2382097463123" calcext:value-type="float">
            <text:p>65.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.3274456639774" calcext:value-type="float">
            <text:p>67.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.4189660991542" calcext:value-type="float">
            <text:p>69.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.5121662262827" calcext:value-type="float">
            <text:p>71.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6033178470097" calcext:value-type="float">
            <text:p>73.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.6945439632982" calcext:value-type="float">
            <text:p>75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.7866188329644" calcext:value-type="float">
            <text:p>77.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8816882749088" calcext:value-type="float">
            <text:p>79.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.9939919472672" calcext:value-type="float">
            <text:p>81.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.0911720469594" calcext:value-type="float">
            <text:p>84.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.1845747642219" calcext:value-type="float">
            <text:p>86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8.2746415911242" calcext:value-type="float">
            <text:p>88.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3703980641439" calcext:value-type="float">
            <text:p>90.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.4590695160441" calcext:value-type="float">
            <text:p>92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.5479591810144" calcext:value-type="float">
            <text:p>94.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.6405206630006" calcext:value-type="float">
            <text:p>96.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.7309065968729" calcext:value-type="float">
            <text:p>98.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.841081167105" calcext:value-type="float">
            <text:p>100.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2.932616021018" calcext:value-type="float">
            <text:p>102.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.023295094259" calcext:value-type="float">
            <text:p>105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.114054728299" calcext:value-type="float">
            <text:p>107.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9.206275204196" calcext:value-type="float">
            <text:p>109.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.300659899134" calcext:value-type="float">
            <text:p>111.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.389586645178" calcext:value-type="float">
            <text:p>113.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5.484799093101" calcext:value-type="float">
            <text:p>115.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7.576384938322" calcext:value-type="float">
            <text:p>117.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9.66424422618" calcext:value-type="float">
            <text:p>119.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1.758102918975" calcext:value-type="float">
            <text:p>121.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.846997918095" calcext:value-type="float">
            <text:p>123.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.937892161309" calcext:value-type="float">
            <text:p>125.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8.028380624949" calcext:value-type="float">
            <text:p>128.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.119397729169" calcext:value-type="float">
            <text:p>130.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2.208512964192" calcext:value-type="float">
            <text:p>132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.30092964787" calcext:value-type="float">
            <text:p>134.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6.390365912113" calcext:value-type="float">
            <text:p>136.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8.484360831324" calcext:value-type="float">
            <text:p>138.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0.57391135022" calcext:value-type="float">
            <text:p>140.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2.66317238193" calcext:value-type="float">
            <text:p>142.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.75086886622" calcext:value-type="float">
            <text:p>144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6.840034860186" calcext:value-type="float">
            <text:p>146.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8.931054010055" calcext:value-type="float">
            <text:p>148.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1.029436000157" calcext:value-type="float">
            <text:p>151.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3.119096937123" calcext:value-type="float">
            <text:p>153.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5.208073995076" calcext:value-type="float">
            <text:p>155.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7.298896908294" calcext:value-type="float">
            <text:p>157.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.391405106056" calcext:value-type="float">
            <text:p>159.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1.484480497892" calcext:value-type="float">
            <text:p>161.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3.594599566888" calcext:value-type="float">
            <text:p>163.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5.700956206303" calcext:value-type="float">
            <text:p>165.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7.791034844238" calcext:value-type="float">
            <text:p>167.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9.881435198243" calcext:value-type="float">
            <text:p>169.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1.983581884298" calcext:value-type="float">
            <text:p>171.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4.072698571253" calcext:value-type="float">
            <text:p>174.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6.164492222946" calcext:value-type="float">
            <text:p>176.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8.255044085904" calcext:value-type="float">
            <text:p>178.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.348356443922" calcext:value-type="float">
            <text:p>180.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2.439173383172" calcext:value-type="float">
            <text:p>182.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4.528518121223" calcext:value-type="float">
            <text:p>184.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6.621115243062" calcext:value-type="float">
            <text:p>186.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8.724439677316" calcext:value-type="float">
            <text:p>188.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0.81512216432" calcext:value-type="float">
            <text:p>190.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2.905018835328" calcext:value-type="float">
            <text:p>192.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4.996343206148" calcext:value-type="float">
            <text:p>195.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.087541759014" calcext:value-type="float">
            <text:p>197.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9.17787466105" calcext:value-type="float">
            <text:p>199.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.270163487177" calcext:value-type="float">
            <text:p>201.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3.364174539223" calcext:value-type="float">
            <text:p>203.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5.45398583915" calcext:value-type="float">
            <text:p>205.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7.552082336042" calcext:value-type="float">
            <text:p>207.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9.646217484027" calcext:value-type="float">
            <text:p>209.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1.738730747252" calcext:value-type="float">
            <text:p>211.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3.828311128076" calcext:value-type="float">
            <text:p>213.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5.920397826936" calcext:value-type="float">
            <text:p>215.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8.012862909119" calcext:value-type="float">
            <text:p>218.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0.104275557212" calcext:value-type="float">
            <text:p>220.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2.193953547161" calcext:value-type="float">
            <text:p>222.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4.288899248931" calcext:value-type="float">
            <text:p>224.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6.380530857946" calcext:value-type="float">
            <text:p>226.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8.468510014936" calcext:value-type="float">
            <text:p>228.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0.560601199977" calcext:value-type="float">
            <text:p>230.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2.649465906899" calcext:value-type="float">
            <text:p>232.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4.739961198996" calcext:value-type="float">
            <text:p>234.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6.849426568951" calcext:value-type="float">
            <text:p>236.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8.942355050239" calcext:value-type="float">
            <text:p>238.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1.034232533071" calcext:value-type="float">
            <text:p>241.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3.123624141328" calcext:value-type="float">
            <text:p>243.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5.212476884014" calcext:value-type="float">
            <text:p>245.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7.32833687216" calcext:value-type="float">
            <text:p>247.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9.417085097171" calcext:value-type="float">
            <text:p>249.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1.507354884874" calcext:value-type="float">
            <text:p>251.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3.618211261928" calcext:value-type="float">
            <text:p>253.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5.710441075265" calcext:value-type="float">
            <text:p>255.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7.803546369075" calcext:value-type="float">
            <text:p>257.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9.895320686046" calcext:value-type="float">
            <text:p>259.9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1.990690709091" calcext:value-type="float">
            <text:p>261.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4.080024789087" calcext:value-type="float">
            <text:p>264.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6.170186716131" calcext:value-type="float">
            <text:p>266.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8.267789451871" calcext:value-type="float">
            <text:p>268.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0.35587545624" calcext:value-type="float">
            <text:p>270.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2.449077059049" calcext:value-type="float">
            <text:p>272.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4.545816367026" calcext:value-type="float">
            <text:p>274.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6.635117517318" calcext:value-type="float">
            <text:p>276.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8.7278494169" calcext:value-type="float">
            <text:p>278.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0.815671145916" calcext:value-type="float">
            <text:p>280.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2.904649859294" calcext:value-type="float">
            <text:p>282.9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4.993454541079" calcext:value-type="float">
            <text:p>284.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7.085484689101" calcext:value-type="float">
            <text:p>287.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9.198106925003" calcext:value-type="float">
            <text:p>289.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1.286666355095" calcext:value-type="float">
            <text:p>291.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3.381715521216" calcext:value-type="float">
            <text:p>293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5.475162913091" calcext:value-type="float">
            <text:p>295.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7.569132108241" calcext:value-type="float">
            <text:p>297.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9.66356128687" calcext:value-type="float">
            <text:p>299.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1.755388290155" calcext:value-type="float">
            <text:p>301.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03.852700651157" calcext:value-type="float">
            <text:p>303.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5.955432375893" calcext:value-type="float">
            <text:p>305.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8.046185086946" calcext:value-type="float">
            <text:p>308.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0.135157151147" calcext:value-type="float">
            <text:p>310.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12.225818782113" calcext:value-type="float">
            <text:p>312.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4.317545446101" calcext:value-type="float">
            <text:p>314.32</text:p>
          </table:table-cell>
        </table:table-row>
        <table:table-row table:style-name="ro1" table:number-rows-repeated="104842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08:03:07.064905368</meta:creation-date>
    <dc:date>2020-09-21T08:05:11.272040851</dc:date>
    <meta:editing-duration>PT2M4S</meta:editing-duration>
    <meta:editing-cycles>1</meta:editing-cycles>
    <meta:document-statistic meta:table-count="1" meta:cell-count="300" meta:object-count="0"/>
    <meta:generator>LibreOffice/6.0.7.3$Linux_X86_64 LibreOffice_project/00m0$Build-3</meta:generator>
  </office:meta>
</office:document-meta>
</file>